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02mm"/>
    </style:style>
    <style:style style:name="co3" style:family="table-column">
      <style:table-column-properties fo:break-before="auto" style:column-width="43.57mm"/>
    </style:style>
    <style:style style:name="co4" style:family="table-column">
      <style:table-column-properties fo:break-before="auto" style:column-width="39.48mm"/>
    </style:style>
    <style:style style:name="co5" style:family="table-column">
      <style:table-column-properties fo:break-before="auto" style:column-width="50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ime ./test/obj/00001_matrix_calc avx512f</text:p>
          </table:table-cell>
          <table:covered-table-cell/>
          <table:table-cell/>
          <table:table-cell table:style-name="ce3" office:value-type="string" calcext:value-type="string" table:number-columns-spanned="2" table:number-rows-spanned="1">
            <text:p>time ./test/obj/00001_matrix_calc avx2</text:p>
          </table:table-cell>
          <table:covered-table-cell/>
          <table:table-cell/>
          <table:table-cell table:style-name="ce3" office:value-type="string" calcext:value-type="string" table:number-columns-spanned="2" table:number-rows-spanned="1">
            <text:p>time ./test/obj/00001_matrix_calc avx2 (skylake.h-its.org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Time (in ms)</text:p>
          </table:table-cell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Time (in ms)</text:p>
          </table:table-cell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Time (in ms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2"/>
          <table:table-cell table:formula="of:=AVERAGE([.C4:.C13])" office:value-type="float" office:value="448.5" calcext:value-type="float">
            <text:p>448,5</text:p>
          </table:table-cell>
          <table:table-cell table:number-columns-repeated="2"/>
          <table:table-cell table:formula="of:=AVERAGE([.F4:.F13])" office:value-type="float" office:value="471.9" calcext:value-type="float">
            <text:p>471,9</text:p>
          </table:table-cell>
          <table:table-cell table:number-columns-repeated="2"/>
          <table:table-cell table:formula="of:=AVERAGE([.I4:.I13])" office:value-type="float" office:value="75.2" calcext:value-type="float">
            <text:p>75,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2" table:formula="of:=1-[.C14]/[.F14]" office:value-type="percentage" office:value="0.0495867768595041" calcext:value-type="percentage">
            <text:p>4,96%</text:p>
          </table:table-cell>
          <table:table-cell table:number-columns-repeated="5"/>
          <table:table-cell table:style-name="ce2" table:formula="of:=1-[.I14]/[.C14]" office:value-type="percentage" office:value="0.832329988851728" calcext:value-type="percentage">
            <text:p>83,23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.00.0000</text:date>, <text:time style:data-style-name="N2" text:time-value="15:00:26.35124110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9T11:58:25.137502637</meta:creation-date>
    <dc:date>2017-07-19T15:03:13.378512659</dc:date>
    <meta:editing-duration>PT12M7S</meta:editing-duration>
    <meta:editing-cycles>2</meta:editing-cycles>
    <meta:generator>LibreOffice/5.1.6.2$Linux_X86_64 LibreOffice_project/10m0$Build-2</meta:generator>
    <meta:document-statistic meta:table-count="1" meta:cell-count="74" meta:object-count="0"/>
  </office:meta>
</office:document-meta>
</file>